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481c" officeooo:paragraph-rsid="001d481c"/>
    </style:style>
    <style:style style:name="P2" style:family="paragraph" style:parent-style-name="Standard">
      <style:paragraph-properties fo:text-align="start" style:justify-single-word="false"/>
      <style:text-properties officeooo:rsid="001d481c" officeooo:paragraph-rsid="001d481c"/>
    </style:style>
    <style:style style:name="P3" style:family="paragraph" style:parent-style-name="Standard">
      <style:paragraph-properties fo:text-align="start" style:justify-single-word="false"/>
      <style:text-properties officeooo:rsid="001d481c" officeooo:paragraph-rsid="001f71fe"/>
    </style:style>
    <style:style style:name="P4" style:family="paragraph" style:parent-style-name="Standard">
      <style:paragraph-properties fo:text-align="start" style:justify-single-word="false"/>
      <style:text-properties officeooo:rsid="001f71fe" officeooo:paragraph-rsid="001d481c"/>
    </style:style>
    <style:style style:name="P5" style:family="paragraph" style:parent-style-name="Standard">
      <style:paragraph-properties fo:text-align="start" style:justify-single-word="false"/>
      <style:text-properties officeooo:rsid="001f71fe" officeooo:paragraph-rsid="001f71fe"/>
    </style:style>
    <style:style style:name="P6" style:family="paragraph" style:parent-style-name="Standard">
      <style:paragraph-properties fo:text-align="start" style:justify-single-word="false"/>
      <style:text-properties officeooo:paragraph-rsid="001f71fe"/>
    </style:style>
    <style:style style:name="P7" style:family="paragraph" style:parent-style-name="Standard">
      <style:paragraph-properties fo:text-align="start" style:justify-single-word="false"/>
      <style:text-properties officeooo:rsid="0029a7a2" officeooo:paragraph-rsid="0029a7a2"/>
    </style:style>
    <style:style style:name="P8" style:family="paragraph" style:parent-style-name="Standard">
      <style:paragraph-properties fo:text-align="start" style:justify-single-word="false"/>
      <style:text-properties officeooo:rsid="002c90f0" officeooo:paragraph-rsid="002c90f0"/>
    </style:style>
    <style:style style:name="P9" style:family="paragraph" style:parent-style-name="Standard">
      <style:paragraph-properties fo:text-align="start" style:justify-single-word="false"/>
      <style:text-properties officeooo:rsid="002ce972" officeooo:paragraph-rsid="002ce972"/>
    </style:style>
    <style:style style:name="T1" style:family="text">
      <style:text-properties officeooo:rsid="001ea397"/>
    </style:style>
    <style:style style:name="T2" style:family="text">
      <style:text-properties officeooo:rsid="001f71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e959"/>
    </style:style>
    <style:style style:name="T5" style:family="text">
      <style:text-properties style:text-underline-style="solid" style:text-underline-width="auto" style:text-underline-color="font-color" officeooo:rsid="0020e959"/>
    </style:style>
    <style:style style:name="T6" style:family="text">
      <style:text-properties style:text-underline-style="solid" style:text-underline-width="auto" style:text-underline-color="font-color" officeooo:rsid="0022e4b9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2e4b9"/>
    </style:style>
    <style:style style:name="T9" style:family="text">
      <style:text-properties style:text-underline-style="none" officeooo:rsid="00245b91"/>
    </style:style>
    <style:style style:name="T10" style:family="text">
      <style:text-properties style:text-underline-style="none" officeooo:rsid="00278949"/>
    </style:style>
    <style:style style:name="T11" style:family="text">
      <style:text-properties style:text-underline-style="none" officeooo:rsid="0029a7a2"/>
    </style:style>
    <style:style style:name="T12" style:family="text">
      <style:text-properties officeooo:rsid="00245b91"/>
    </style:style>
    <style:style style:name="T13" style:family="text">
      <style:text-properties officeooo:rsid="0025be38"/>
    </style:style>
    <style:style style:name="T14" style:family="text">
      <style:text-properties officeooo:rsid="002aa92e"/>
    </style:style>
    <style:style style:name="T15" style:family="text">
      <style:text-properties officeooo:rsid="002e9a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to Florido</text:p>
      <text:p text:style-name="P1"/>
      <text:p text:style-name="P3"><text:span text:style-name="T2">Na casa da vovozinha de Rogerim Playboy há</text:span> um belo prato de alumínio esmaltado , <text:span text:style-name="T2">com flores </text:span>pintad<text:span text:style-name="T2">as</text:span> a mão. Era seu prato preferido <text:span text:style-name="T2">quando era criança</text:span>, porque Rogerim sempre foi muito esfomeado, e este prato era gigante, além de ser lindo (para qualquer pessoa da terceira idade<text:span text:style-name="T2">)</text:span>.</text:p>
      <text:p text:style-name="P2"/>
      <text:p text:style-name="P2">Pelo prato ser muito grande <text:span text:style-name="T1">todos os pratos que são empilhados em cima dele co</text:span><text:span text:style-name="T14">locam a pilha inteira em risco de cair</text:span><text:span text:style-name="T1">. </text:span><text:span text:style-name="T2">A chance dos pratos caírem aumentam em 25% para cada prato empilhado em cima do prato de alumínio, sendo que quando são empilhados 4 pratos </text:span><text:span text:style-name="T15">ou mais </text:span><text:span text:style-name="T2">é garantido que a pilha toda caia.</text:span></text:p>
      <text:p text:style-name="P4"/>
      <text:p text:style-name="P6"><text:span text:style-name="T2">Rogerim entrou em contato com você, disposto a pagar 5000 k</text:span>wanz<text:span text:style-name="T2">as, para que você desenvolva um programa que, dada uma certa configuração de pilha, retorne para o usuário qual a chance da pilha cair.</text:span></text:p>
      <text:p text:style-name="P6"/>
      <text:p text:style-name="P5">Entrada:</text:p>
      <text:p text:style-name="P5">A entrada consiste em um inteiro <text:span text:style-name="T3">N</text:span> que informa quantos pratos tem na pilha, podendo ir de 1 à 100000. Após isso <text:span text:style-name="T4">haverá N linhas, cada uma com apenas um caractere, sendo </text:span><text:span text:style-name="T5">p</text:span><text:span text:style-name="T4"> para pratos comuns </text:span><text:span text:style-name="T12">(</text:span><text:span text:style-name="T13">N</text:span><text:span text:style-name="T12"> -1)</text:span><text:span text:style-name="T4">, e </text:span><text:span text:style-name="T6">P</text:span><text:span text:style-name="T8"> </text:span><text:span text:style-name="T9">para o prato de alumínio </text:span><text:span text:style-name="T10">(sempre haverá apenas 1)</text:span><text:span text:style-name="T9">. </text:span><text:span text:style-name="T11">A pilha de pratos será considerada da maneira que fica exposta na tela, e não pela ordem que o usuário digitou.</text:span></text:p>
      <text:p text:style-name="P5"><text:span text:style-name="T11"/></text:p>
      <text:p text:style-name="P7"><text:span text:style-name="T7">Saída:</text:span></text:p>
      <text:p text:style-name="P7">A saída deverá ser um número de 0 a 100 % informando a chance da pilha cair <text:span text:style-name="T14">(de 4 pratos para cima a chance é sempre de 100%)</text:span>.</text:p>
      <text:p text:style-name="P7"/>
      <text:p text:style-name="P7"/>
      <text:p text:style-name="P7">Exemplos de entrada:<text:tab/><text:tab/><text:tab/><text:tab/><text:tab/>Exemplos de saída:</text:p>
      <text:p text:style-name="P7">5<text:tab/><text:tab/><text:tab/><text:tab/><text:tab/><text:tab/><text:tab/>25%</text:p>
      <text:p text:style-name="P7">p</text:p>
      <text:p text:style-name="P7">P</text:p>
      <text:p text:style-name="P7">p</text:p>
      <text:p text:style-name="P7">p</text:p>
      <text:p text:style-name="P7">p</text:p>
      <text:p text:style-name="P7"/>
      <text:p text:style-name="P7">-------------------------------------------------------------------------------------------------</text:p>
      <text:p text:style-name="P7">4<text:tab/><text:tab/><text:tab/><text:tab/><text:tab/><text:tab/><text:tab/>75%</text:p>
      <text:p text:style-name="P7">p</text:p>
      <text:p text:style-name="P7">p</text:p>
      <text:p text:style-name="P7">p</text:p>
      <text:p text:style-name="P7">P</text:p>
      <text:p text:style-name="P7"/>
      <text:p text:style-name="P7">-------------------------------------------------------------------------------------------------</text:p>
      <text:p text:style-name="P8">15<text:tab/><text:tab/><text:tab/><text:tab/><text:tab/><text:tab/><text:tab/>100%</text:p>
      <text:p text:style-name="P8">p</text:p>
      <text:p text:style-name="P8">p</text:p>
      <text:p text:style-name="P8">p</text:p>
      <text:p text:style-name="P8">p</text:p>
      <text:p text:style-name="P8">p</text:p>
      <text:p text:style-name="P8">p</text:p>
      <text:p text:style-name="P8">p</text:p>
      <text:p text:style-name="P8">p</text:p>
      <text:p text:style-name="P8">p</text:p>
      <text:p text:style-name="P8"><text:soft-page-break/>p</text:p>
      <text:p text:style-name="P8">P</text:p>
      <text:p text:style-name="P8">p</text:p>
      <text:p text:style-name="P8">p</text:p>
      <text:p text:style-name="P8">p</text:p>
      <text:p text:style-name="P8">p</text:p>
      <text:p text:style-name="P8"/>
      <text:p text:style-name="P9">-------------------------------------------------------------------------------------------------</text:p>
      <text:p text:style-name="P9">100<text:tab/><text:tab/><text:tab/><text:tab/><text:tab/><text:tab/><text:tab/>0%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<text:soft-page-break/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p</text:p>
      <text:p text:style-name="P9"><text:soft-page-break/>p</text:p>
      <text:p text:style-name="P9">p</text:p>
      <text:p text:style-name="P9">p</text:p>
      <text:p text:style-name="P9">p</text:p>
      <text:p text:style-name="P9">p</text:p>
      <text:p text:style-name="P9">p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3:17:29.427761981</meta:creation-date>
    <dc:date>2023-07-03T15:13:38.571718500</dc:date>
    <meta:editing-duration>PT1H45M51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4" meta:paragraph-count="141" meta:word-count="382" meta:character-count="1801" meta:non-whitespace-character-count="1532"/>
  </office:meta>
</office:document-meta>
</file>